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Richard Adleta</text:p>
      <text:h text:style-name="Heading_20_1" text:outline-level="1"><text:bookmark-start text:name="richard-adleta---senior-software-architect--full-stack-engineer"/>Richard Adleta - Senior Software Architect &amp; Full-Stack Engineer<text:bookmark-end text:name="richard-adleta---senior-software-architect--full-stack-engineer"/></text:h>
      <text:p text:style-name="First_20_paragraph"><text:a xlink:type="simple" xlink:href="mailto:radleta@gmail.com" office:name=""><text:span text:style-name="Definition">radleta@gmail.com</text:span></text:a> - <text:a xlink:type="simple" xlink:href="https://www.richardadleta.com" office:name=""><text:span text:style-name="Definition">richardadleta.com</text:span></text:a></text:p>
      <text:h text:style-name="Heading_20_2" text:outline-level="2"><text:bookmark-start text:name="professional-summary"/>Professional Summary<text:bookmark-end text:name="professional-summary"/></text:h>
      <text:p text:style-name="First_20_paragraph">Senior software architect and full-stack engineer with 20+ years of shipping production code and scaling cloud-native, data-intensive, and AI-powered products. Known for translating fuzzy requirements into clean, testable code, championing automation, performance, and observability.</text:p>
      <text:h text:style-name="Heading_20_2" text:outline-level="2"><text:bookmark-start text:name="experience"/>Experience<text:bookmark-end text:name="experience"/></text:h>
      <text:h text:style-name="Heading_20_3" text:outline-level="3"><text:bookmark-start text:name="nexxt-may-2011---present"/>Nexxt (May 2011 - Present)<text:bookmark-end text:name="nexxt-may-2011---present"/></text:h>
      <text:list text:style-name="L1">
        <text:list-item>
          <text:p text:style-name="P1"><text:span text:style-name="T1">Lead Architect</text:span> (Oct 2023 - Present) - Architected and developed scalable AI-driven solutions and integrations using .NET, C#, Angular, and TypeScript. Specialized in event-driven architecture, OpenAI GPT integration, and AWS cloud services.</text:p>
        </text:list-item>
        <text:list-item>
          <text:p text:style-name="P1"><text:span text:style-name="T1">Lead Architect</text:span> (Jan 2018 - Sep 2021) - Directed architectural efforts for large-scale web applications using C#, .NET, ASP.NET, AngularJS, SQL Server, and Elasticsearch. Engineered grid computing and high-volume processing systems handling millions of transactions daily.</text:p>
        </text:list-item>
        <text:list-item>
          <text:p text:style-name="P1"><text:span text:style-name="T1">Solutions Architect</text:span> (May 2011 - Jan 2018) - Modernized web applications and implemented CI/CD pipelines using .NET, C#, ASP.NET MVC, AngularJS, SQL Server, and AWS. Led development of next-generation search technologies and production monitoring systems.</text:p>
        </text:list-item>
      </text:list>
      <text:h text:style-name="Heading_20_3" text:outline-level="3"><text:bookmark-start text:name="all-kids-network-may-2014---present"/>All Kids Network (May 2014 - Present)<text:bookmark-end text:name="all-kids-network-may-2014---present"/></text:h>
      <text:list text:style-name="L2">
        <text:list-item>
          <text:p text:style-name="P2"><text:span text:style-name="T1">Partner &amp; Principal Engineer</text:span> (May 2014 - Present) - Co-owned business and led end-to-end development of a high-traffic educational platform using React, TypeScript, .NET, C#, and AWS cloud infrastructure. Managed scalable systems serving millions of page views annually.</text:p>
        </text:list-item>
      </text:list>
      <text:h text:style-name="Heading_20_3" text:outline-level="3"><text:bookmark-start text:name="splinterlands-sep-2021---sep-2023"/>Splinterlands (Sep 2021 - Sep 2023)<text:bookmark-end text:name="splinterlands-sep-2021---sep-2023"/></text:h>
      <text:list text:style-name="L3">
        <text:list-item>
          <text:p text:style-name="P3"><text:span text:style-name="T1">Head of Product / Solutions Developer</text:span> (Dec 2022 - Sep 2023) - Developed and deployed blockchain gaming projects using React, TypeScript, PostgreSQL, DynamoDB, Redis, and AWS. Specialized in Web3 technologies and HIVE engine blockchain integration.</text:p>
        </text:list-item>
        <text:list-item>
          <text:p text:style-name="P3"><text:span text:style-name="T1">Chief Technology Officer</text:span> (Dec 2021 - Dec 2022) - Led organization growth and multi-product launches in blockchain gaming space. Applied executive leadership, strategic planning, and Web3 expertise to scale from 20+ to 150+ employees and contractors.</text:p>
        </text:list-item>
        <text:list-item>
          <text:p text:style-name="P3"><text:span text:style-name="T1">Vice President Of Engineering</text:span> (Sep 2021 - Dec 2021) - Stabilized high-growth gaming product and expanded engineering team using AWS, PostgreSQL, Redis, and JavaScript. Implemented performance tuning and technical leadership practices during rapid expansion.</text:p>
        </text:list-item>
      </text:list>
      <text:h text:style-name="Heading_20_3" text:outline-level="3"><text:bookmark-start text:name="previous-experience"/>Previous Experience<text:bookmark-end text:name="previous-experience"/></text:h>
      <text:p text:style-name="First_20_paragraph">Positions at 10 more companies dating back to 1993 are available upon request.</text:p>
      <text:h text:style-name="Heading_20_2" text:outline-level="2"><text:bookmark-start text:name="skills"/>Skills<text:bookmark-end text:name="skills"/></text:h>
      <text:p text:style-name="First_20_paragraph"><text:span text:style-name="T1">Backend Development</text:span>: C#, .NET, .NET Core, .NET Framework, .NET 6, .NET 8, ASP.NET MVC, ASP.NET Core, ASP.NET Razor, ASP.NET Web API, LINQ, Windows Services</text:p>
      <text:p text:style-name="Text_20_body"><text:span text:style-name="T1">Frontend Development</text:span>: React, Angular, AngularJS, TypeScript, JavaScript, HTML, CSS, Tailwind CSS, Bootstrap, LESS, jQuery, AJAX</text:p>
      <text:p text:style-name="Text_20_body"><text:span text:style-name="T1">Databases &amp; Search</text:span>: SQL Server, T-SQL, PostgreSQL, MySQL, DynamoDB, Redis, Elasticsearch, OpenSearch, Couchbase, RavenDB, MongoDB, Lucene, Solr</text:p>
      <text:p text:style-name="Text_20_body"><text:span text:style-name="T1">Cloud &amp; DevOps</text:span>: AWS, AWS Lambda, AWS S3, AWS CloudFront, AWS Elastic Beanstalk, AWS DynamoDB, AWS CloudWatch, AWS SES, AWS Route 53, AWS WAF, AWS EC2, CI/CD Pipelines, Git, Jenkins, Azure DevOps, Bitbucket, Ansible</text:p>
      <text:p text:style-name="Text_20_body"><text:span text:style-name="T1">Architecture &amp; Design</text:span>: Software Architecture, Enterprise Systems Design, Event-Driven Architecture, RESTful APIs, Microservices, Scalable Systems, High-Volume Processing, Grid Computing, Performance Tuning</text:p>
      <text:p text:style-name="Text_20_body"><text:span text:style-name="T1">AI &amp; Machine Learning</text:span>: OpenAI GPT, Machine Learning Integration, Algorithm Design, Confidence Scoring, Data Validation</text:p>
      <text:p text:style-name="Text_20_body"><text:span text:style-name="T1">Blockchain &amp; Web3</text:span>: HIVE Engine Blockchain, Web3, NFTs, Cryptocurrency, Decentralized Applications (dApps), Smart Contracts</text:p>
      <text:p text:style-name="Text_20_body"><text:span text:style-name="T1">Leadership</text:span>: Team Leadership, Mentoring, Technical Leadership, Cross-team Coordination, Agile, Scrum, Requirements Gathering, Strategic Planning</text:p>
      <text:h text:style-name="Heading_20_2" text:outline-level="2"><text:bookmark-start text:name="education--certifications"/>Education &amp; Certifications<text:bookmark-end text:name="education--certifications"/></text:h>
      <text:p text:style-name="First_20_paragraph"><text:span text:style-name="T1">Education:</text:span> <text:span text:style-name="T2">MBA Coursework</text:span> in e-Business and Organizational Change, <text:span text:style-name="T2">Bachelor of Science</text:span> in Business Administration</text:p>
      <text:p text:style-name="Text_20_body"><text:span text:style-name="T1">Certifications:</text:span> Dale Carnegie Course (2005-06), Microsoft Certified Solutions Developer (MCSD) (2005-06), Certified PC Troubleshooter (2000-04), Certified in eCommerce Concepts (2000-01),</text:p>
      <text:h text:style-name="Heading_20_2" text:outline-level="2"><text:bookmark-start text:name="references"/>References<text:bookmark-end text:name="references"/></text:h>
      <text:p text:style-name="First_20_paragraph"><text:span text:style-name="T1">Strong professional references</text:span> available from leadership at Nexxt, Project Management Institute, and Chatham Financial available upon request.</text:p>
      <text:p text:style-name="P4">“I’ve had the privilege of working with Richard Adleta for over 10 years at Nexxt, and during that time, he’s consistently demonstrated the kind of technical leadership and versa…”</text:p>
      <text:p text:style-name="P4">— Bill Rybinski, Director of Technology at Nexxt, Inc.</text:p>
      <text:h text:style-name="Heading_20_2" text:outline-level="2"><text:bookmark-start text:name="additional-information"/>Additional Information<text:bookmark-end text:name="additional-information"/></text:h>
      <text:p text:style-name="First_20_paragraph">Full, annotated resume available upon request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4</meta:generator>
    <dc:title>Richard Adleta</dc:title>
    <dc:description/>
    <dc:subject/>
    <meta:keyword/>
    <meta:initial-creator/>
    <dc:creator/>
    <meta:creation-date>2025-04-23T16:26:34Z</meta:creation-date>
    <dc:date>2025-04-23T16:26:34Z</dc:date>
  </office:meta>
</office:document-meta>
</file>